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3011" officeooo:paragraph-rsid="00193011"/>
    </style:style>
    <style:style style:name="P2" style:family="paragraph" style:parent-style-name="Standard">
      <style:text-properties fo:font-size="20pt" officeooo:rsid="00193011" officeooo:paragraph-rsid="00193011" style:font-size-asian="20pt" style:font-size-complex="20pt"/>
    </style:style>
    <style:style style:name="T1" style:family="text">
      <style:text-properties officeooo:rsid="00196c86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ravspecs på Beach Pong v1</text:p>
      <text:p text:style-name="P1"/>
      <text:p text:style-name="P1">Vi vil lave et Ping Pong <text:span text:style-name="T1">med beach ball tema.</text:span></text:p>
      <text:p text:style-name="P1"/>
      <text:p text:style-name="P1">1. Man skal kunne være 2 spillere.</text:p>
      <text:p text:style-name="P1"/>
      <text:p text:style-name="P1"><text:s text:c="4"/>- Player 1 til venstre og styres med W+S tasterne</text:p>
      <text:p text:style-name="P1"><text:s text:c="4"/>- Player 2 til højre og styres med OP+NED tasterne</text:p>
      <text:p text:style-name="P1"/>
      <text:p text:style-name="P1"/>
      <text:p text:style-name="P1"/>
      <text:p text:style-name="P1">2. Man skal kunne se pointstillingen.</text:p>
      <text:p text:style-name="P1"/>
      <text:p text:style-name="P1"><text:s text:c="4"/>- Hver spillers point på hver side af midterstregen</text:p>
      <text:p text:style-name="P1"><text:s text:c="4"/>- Der spilles til 11 point</text:p>
      <text:p text:style-name="P1"><text:s text:c="4"/>- Meddelelse på skærmen med vinderen og spillet resettes</text:p>
      <text:p text:style-name="P1"/>
      <text:p text:style-name="P1"/>
      <text:p text:style-name="P1"/>
      <text:p text:style-name="P1">3. Der skal være mulighed for at reset spillet, og starte forfra.</text:p>
      <text:p text:style-name="P1"/>
      <text:p text:style-name="P1"><text:s text:c="4"/>- Der laves en reset knap.</text:p>
      <text:p text:style-name="P1"/>
      <text:p text:style-name="P1"/>
      <text:p text:style-name="P1"/>
      <text:p text:style-name="P1">4. Man skal kunne se forskellen på hvem computeren er, og hvem én selv er, i spillet.</text:p>
      <text:p text:style-name="P1"/>
      <text:p text:style-name="P1"><text:s text:c="4"/>- Skrives udenfor "banen"</text:p>
      <text:p text:style-name="P1"/>
      <text:p text:style-name="P1"/>
      <text:p text:style-name="P1"/>
      <text:p text:style-name="P1">5. SVG skal indgå i opgaven. I vælger selv om I vil renderer SVG fra Illustrator, Inkscape eller en anden applikation.</text:p>
      <text:p text:style-name="P1"/>
      <text:p text:style-name="P1"><text:s text:c="4"/>- Der laves en SVG hvor elementer animeres </text:p>
      <text:p text:style-name="P1"><text:s text:c="4"/>- Der laves muligvis flere SVG'er som delelementer</text:p>
      <text:p text:style-name="P1"/>
      <text:p text:style-name="P1"/>
      <text:p text:style-name="P1"/>
      <text:p text:style-name="P1">Spil Mekanik </text:p>
      <text:p text:style-name="P1"/>
      <text:p text:style-name="P1">1. Spillet startes ved tryk på en play knap</text:p>
      <text:p text:style-name="P1"/>
      <text:p text:style-name="P1">2. Bolden skydes random ud fra midten.</text:p>
      <text:p text:style-name="P1"><text:s text:c="4"/>-må ikke overskride 75 grader (for at undgå at bolden staller)</text:p>
      <text:p text:style-name="P1"/>
      <text:p text:style-name="P1">3. Når der scores tælles point op for den der scorede.</text:p>
      <text:p text:style-name="P1"/>
      <text:p text:style-name="P1"><text:soft-page-break/>4. Bolden forsvinder ind i målet, og der går en tid før bolden skydes ud igen (punkt 2)</text:p>
      <text:p text:style-name="P1"/>
      <text:p text:style-name="P1">5. Der spilles til en af spillerne når 11 point og spillet stoppes med besked om vinder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09:23:19.812582320</meta:creation-date>
    <dc:date>2019-01-14T09:41:13.954364120</dc:date>
    <meta:editing-duration>PT7M44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23" meta:word-count="223" meta:character-count="1212" meta:non-whitespace-character-count="970"/>
  </office:meta>
</office:document-meta>
</file>